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Verdana" fo:font-size="14pt" style:text-underline-style="solid" style:text-underline-width="auto" style:text-underline-color="font-color" style:font-size-asian="14pt" style:font-size-complex="14pt"/>
    </style:style>
    <style:style style:name="P2" style:family="paragraph" style:parent-style-name="Standard">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_20__28_user_29_">
      <style:text-properties style:font-name="Verdana" fo:font-size="14pt" fo:font-weight="bold" style:font-size-asian="14pt" style:font-weight-asian="bold" style:font-size-complex="14pt" style:font-weight-complex="bold"/>
    </style:style>
    <style:style style:name="P4" style:family="paragraph" style:parent-style-name="Standard_20__28_user_29_">
      <style:text-properties style:font-name="Verdana" fo:font-size="14pt" style:font-size-asian="14pt" style:font-size-complex="14pt"/>
    </style:style>
    <style:style style:name="P5" style:family="paragraph" style:parent-style-name="Standard_20__28_user_29_">
      <style:text-properties style:font-name="Verdana" fo:font-size="14pt" style:text-underline-style="solid" style:text-underline-width="auto" style:text-underline-color="font-color" style:font-size-asian="14pt" style:font-size-complex="14pt"/>
    </style:style>
    <style:style style:name="P6" style:family="paragraph" style:parent-style-name="Standard_20__28_user_29_">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_20__28_user_29_">
      <style:paragraph-properties fo:break-before="page"/>
    </style:style>
    <style:style style:name="P8" style:family="paragraph" style:parent-style-name="Standard_20__28_user_29_">
      <style:paragraph-properties fo:margin-left="2.501cm" fo:margin-right="0cm" fo:text-indent="-2.501cm" style:auto-text-indent="false"/>
    </style:style>
    <style:style style:name="P9" style:family="paragraph" style:parent-style-name="Standard_20__28_user_29_">
      <style:paragraph-properties fo:margin-left="1.251cm" fo:margin-right="0cm" fo:text-indent="1.251cm" style:auto-text-indent="false"/>
    </style:style>
    <style:style style:name="P10" style:family="paragraph" style:parent-style-name="Standard_20__28_user_29_">
      <style:paragraph-properties fo:margin-left="1.251cm" fo:margin-right="0cm" fo:text-indent="1.251cm" style:auto-text-indent="false"/>
      <style:text-properties style:font-name="Verdana" fo:font-size="14pt" style:font-size-asian="14pt" style:font-size-complex="14pt"/>
    </style:style>
    <style:style style:name="P11" style:family="paragraph" style:parent-style-name="Standard_20__28_user_29_" style:master-page-name="Standard">
      <style:paragraph-properties style:page-number="auto"/>
    </style:style>
    <style:style style:name="T1" style:family="text">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style:font-name="Verdana" fo:font-size="14pt" style:text-underline-style="solid" style:text-underline-width="auto" style:text-underline-color="font-color" style:font-size-asian="14pt" style:font-size-complex="14pt"/>
    </style:style>
    <style:style style:name="T3" style:family="text">
      <style:text-properties style:font-name="Verdana" fo:font-size="14pt" style:font-size-asian="14pt" style:font-size-complex="14pt"/>
    </style:style>
    <style:style style:name="T4" style:family="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T5" style:family="text">
      <style:text-properties style:font-name="Verdana" fo:font-size="14pt" fo:font-style="italic" style:font-size-asian="14pt" style:font-style-asian="italic" style:font-size-complex="14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Tokenisation</text:span></text:p>
      <text:p text:style-name="P3"/>
      <text:p text:style-name="Standard_20__28_user_29_"><text:span text:style-name="T3">The following tokens are stored in low/high order. Each is 16 bits wide except for that representing an ASCII string.</text:span></text:p>
      <text:p text:style-name="P4"/>
      <text:p text:style-name="Standard_20__28_user_29_"><text:span text:style-name="T2">End Token : 0000 0000 0000 0000 $0000</text:span></text:p>
      <text:p text:style-name="P4"/>
      <text:p text:style-name="Standard_20__28_user_29_"><text:span text:style-name="T3">This token is used to mark the end of a sequence of tokens (e.g. a line of tokenised code)</text:span></text:p>
      <text:p text:style-name="P4"/>
      <text:p text:style-name="Standard_20__28_user_29_"><text:span text:style-name="T2">ASCII String : 0000 0000 LLLL LLLL $0000-$00FF</text:span></text:p>
      <text:p text:style-name="P5"/>
      <text:p text:style-name="Standard_20__28_user_29_"><text:span text:style-name="T3">This represents a single ASCII string. The <text:s/>token identifies it as a string and gives the overall length in bytes of the string. This is not the same as the length of the string. It also includes the header word (2 bytes/1 word) and a leading length byte. The latter is mandatory. The string is stored in such a way that the address of the following token is itself the string prefixed with the length. If there is an even length string (i.e. with the terminating NULL there is an even number of bytes) this should be padded out so the overall token size is even.</text:span></text:p>
      <text:p text:style-name="P4"/>
      <text:p text:style-name="Standard_20__28_user_29_"><text:span text:style-name="T2">Constant Shift : 0001 CCCC CCCC CCCC $1000-$1FFF</text:span></text:p>
      <text:p text:style-name="P5"/>
      <text:p text:style-name="Standard_20__28_user_29_"><text:span text:style-name="T3">This allows the extension of constants from 15 bits to 27 bits, e.g. enough to encompass the address range of a 65816 CPU. When there is a constant shift, it is shifted left 15 times and added to the 15 bit standard constant. This clears the constant shift.</text:span></text:p>
      <text:p text:style-name="P4"/>
      <text:p text:style-name="P1"/>
      <text:p text:style-name="P7"><text:span text:style-name="T2">Keywords : 001T TTTK KKKK KKKK $2000-$3FFF</text:span></text:p>
      <text:p text:style-name="P5"/>
      <text:p text:style-name="Standard_20__28_user_29_"><text:span text:style-name="T3">These represent tokenised keywords. The numbers are not continuous though the K KKKK KKKK value is – this is the actual keyword token. TTTT identifies it’s type as follows.</text:span></text:p>
      <text:p text:style-name="P4"/>
      <text:p text:style-name="Standard_20__28_user_29_"><text:span text:style-name="T3">0000-0111<text:tab/><text:tab/>Binary Operators. 0000 is the lowest level</text:span></text:p>
      <text:p text:style-name="Standard_20__28_user_29_"><text:span text:style-name="T3"><text:tab/><text:tab/><text:tab/><text:tab/>(e.g. AND OR NOT)</text:span></text:p>
      <text:p text:style-name="Standard_20__28_user_29_"><text:span text:style-name="T3">1000-1100 <text:tab/><text:tab/>Unused at present</text:span></text:p>
      <text:p text:style-name="Standard_20__28_user_29_"><text:span text:style-name="T3">1101 <text:tab/><text:tab/><text:tab/>Unary function.</text:span><text:bookmark text:name="_GoBack"/></text:p>
      <text:p text:style-name="Standard_20__28_user_29_"><text:span text:style-name="T3">1110 <text:tab/><text:tab/><text:tab/>Syntactic only keywords – things that aren’t a</text:span></text:p>
      <text:p text:style-name="Standard_20__28_user_29_"><text:span text:style-name="T3"><text:tab/><text:tab/><text:tab/><text:tab/>command, such as , ; and TO</text:span></text:p>
      <text:p text:style-name="Standard_20__28_user_29_"><text:span text:style-name="T3">1111<text:tab/><text:tab/><text:tab/>An executable keyword command LET LIST etc</text:span></text:p>
      <text:p text:style-name="P4"/>
      <text:p text:style-name="Standard_20__28_user_29_"><text:span text:style-name="T2">Identifier : 01ET ACCC CCCC CCCC $4000-$7FFF</text:span></text:p>
      <text:p text:style-name="P5"/>
      <text:p text:style-name="Standard_20__28_user_29_"><text:span text:style-name="T3">The identifier token has 2 ASCII values packed into a 16 bit word. </text:span></text:p>
      <text:p text:style-name="P4"/>
      <text:p text:style-name="Standard_20__28_user_29_"><text:span text:style-name="T3">E is a continuation bit, if zero it marks the last token in the identifier</text:span></text:p>
      <text:p text:style-name="Standard_20__28_user_29_"><text:span text:style-name="T3">T is a type bit, if 0 it is an integer, if 1 it is a string</text:span></text:p>
      <text:p text:style-name="Standard_20__28_user_29_"><text:span text:style-name="T3">A indicates the presence of an array.</text:span></text:p>
      <text:p text:style-name="P4"/>
      <text:p text:style-name="Standard_20__28_user_29_"><text:span text:style-name="T3">The constant CCC CCCC CCCC is built from two characters, c1 and c2, the value being c1 + 45 * c2. The values c1 and c2 are as follows : 1-26 are A-Z 27-36 are 0-9 and 0 is used for padding.</text:span></text:p>
      <text:p text:style-name="P4"/>
      <text:p text:style-name="Standard_20__28_user_29_"><text:span text:style-name="T3">Tokens are sequenced together to form longer identifiers, the last one (which may also be the first one) has E = 0. A and T are the same values for every token entry.</text:span></text:p>
      <text:p text:style-name="P5"/>
      <text:p text:style-name="Standard_20__28_user_29_"><text:span text:style-name="T2">Constant : 1CCC CCCC CCCC CCCC $8000-$FFFF</text:span></text:p>
      <text:p text:style-name="P5"/>
      <text:p text:style-name="Standard_20__28_user_29_"><text:span text:style-name="T3">Normally represents the constant 0-32767. The constant shift can extend this to 2^27-1. This shift is always zeroed after being applied.</text:span></text:p>
      <text:p text:style-name="P4"/>
      <text:p text:style-name="P2"/>
      <text:p text:style-name="P7"><text:span text:style-name="T1">Program Storage</text:span></text:p>
      <text:p text:style-name="P4"/>
      <text:p text:style-name="Standard_20__28_user_29_"><text:span text:style-name="T3">Programs are a collection of records in line number order. The header is 2 words ; firstly an </text:span><text:span text:style-name="T4">offset</text:span><text:span text:style-name="T3"> to the next line. If this is zero this indicates the program end. Following that is the tokenised line number, from 0-32767 – this has bit 15 set as per the tokenised constant. Following that is a sequence of tokens ending in the token $0000.</text:span></text:p>
      <text:p text:style-name="P4"/>
      <text:p text:style-name="Standard_20__28_user_29_"><text:span text:style-name="T1">Variable Storage</text:span></text:p>
      <text:p text:style-name="P6"/>
      <text:p text:style-name="Standard_20__28_user_29_"><text:span text:style-name="T3">Variable storage immediately follows the end of program storage.</text:span></text:p>
      <text:p text:style-name="P4"/>
      <text:p text:style-name="Standard_20__28_user_29_"><text:span text:style-name="T3">Each record occupies 6 information bytes and 4 bytes for each item of data.</text:span></text:p>
      <text:p text:style-name="P4"/>
      <text:p text:style-name="Standard_20__28_user_29_"><text:span text:style-name="T3">+0..1<text:tab/>The </text:span><text:span text:style-name="T5">address</text:span><text:span text:style-name="T3"> of the next variable in the list</text:span></text:p>
      <text:p text:style-name="P8"><text:span text:style-name="T3">+2..3 <text:tab/>The </text:span><text:span text:style-name="T5">address </text:span><text:span text:style-name="T3">of the identifier as a sequence of tokens (stored in program code normally).</text:span></text:p>
      <text:p text:style-name="Standard_20__28_user_29_"><text:span text:style-name="T3">+4..5 <text:tab/>The largest index of the array, or 0000 for a non-array.</text:span></text:p>
      <text:p text:style-name="Standard_20__28_user_29_"><text:span text:style-name="T3">+6..<text:tab/><text:tab/>Data. This is either an array of integers or an array </text:span></text:p>
      <text:p text:style-name="P9"><text:span text:style-name="T3">of string addresses. For non arrays there is 1 value,</text:span></text:p>
      <text:p text:style-name="P9"><text:span text:style-name="T3">for arrays there is (1+largest) values.</text:span></text:p>
      <text:p text:style-name="P10"/>
      <text:p text:style-name="Standard_20__28_user_29_"><text:span text:style-name="T3">All addresses are absolute addresses, so if the BASIC workspace area is 3000-C000, then those addresses are independent of that. Variable memory is cleared when </text:span></text:p>
      <text:p text:style-name="P4"/>
      <text:p text:style-name="Standard_20__28_user_29_"><text:span text:style-name="T3">For ease of readability there is a gap of 2 words containing the values $EEEEEEEE between the program code and the start of variable / data space.</text:span></text:p>
      <text:p text:style-name="P4"/>
      <text:p text:style-name="Standard_20__28_user_29_"><text:span text:style-name="T3">Variables are stored in linked lists, ending with a next variable address (the link) of $0000. There are 4 arrays of up to 16 hash entries for each of the four types, the hash entry is obtained by exclusive-oring the upper and lower bytes of the first token.</text:span></text:p>
      <text:p text:style-name="P4"/>
      <text:p text:style-name="Standard_20__28_user_29_"><text:span text:style-name="T3">Fast Variables A-Z are stored at the start of memory and always exist.</text:span></text:p>
      <text:p text:style-name="P4"/>
      <text:p text:style-name="Standard"><text:soft-page-break/><text:span text:style-name="T1">Memory Usage</text:span></text:p>
      <text:p text:style-name="P6"/>
      <text:p text:style-name="Standard_20__28_user_29_"><text:span text:style-name="T3">All are offset from the base address.</text:span></text:p>
      <text:p text:style-name="P4"/>
      <text:p text:style-name="Standard_20__28_user_29_"><text:span text:style-name="T3">+0000<text:tab/><text:tab/><text:tab/><text:tab/>Module identifier “BASC” (in that order)</text:span></text:p>
      <text:p text:style-name="Standard_20__28_user_29_"><text:span text:style-name="T3">+0004<text:tab/><text:tab/><text:tab/><text:tab/>Fast Variables A-Z</text:span></text:p>
      <text:p text:style-name="Standard_20__28_user_29_"><text:span text:style-name="T3">+0070 <text:tab/><text:tab/><text:tab/><text:tab/>Next free byte after program store (reset on</text:span></text:p>
      <text:p text:style-name="Standard_20__28_user_29_"><text:span text:style-name="T3"><text:tab/><text:tab/><text:tab/><text:tab/><text:tab/>CLEAR, any program editing, NEW etc.)</text:span></text:p>
      <text:p text:style-name="Standard_20__28_user_29_"><text:span text:style-name="T3">+0072<text:tab/><text:tab/><text:tab/><text:tab/>Byte after last used byte ; top of memory.</text:span></text:p>
      <text:p text:style-name="Standard_20__28_user_29_"><text:span text:style-name="T3">+0080-009F <text:tab/><text:tab/><text:tab/>Up to 16 linked list pointers (Integer)</text:span></text:p>
      <text:p text:style-name="Standard_20__28_user_29_"><text:span text:style-name="T3">+00A0-00BF <text:tab/><text:tab/><text:tab/>Up to 16 linked list pointers (String)</text:span></text:p>
      <text:p text:style-name="Standard_20__28_user_29_"><text:span text:style-name="T3">+00C0-00DF <text:tab/><text:tab/><text:tab/>Up to 16 linked list pointers (Integer Array)</text:span></text:p>
      <text:p text:style-name="Standard_20__28_user_29_"><text:span text:style-name="T3">+00E0-00FF <text:tab/><text:tab/><text:tab/>Up to 16 linked list pointers (String Array)</text:span></text:p>
      <text:p text:style-name="Standard_20__28_user_29_"><text:span text:style-name="T3">+0100 <text:tab/><text:tab/><text:tab/><text:tab/>First program record (offset to next)</text:span></text:p>
      <text:p text:style-name="P4"/>
      <text:p text:style-name="Standard_20__28_user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Robson</meta:initial-creator>
    <dc:creator>Paul Robson</dc:creator>
    <meta:editing-cycles>27</meta:editing-cycles>
    <meta:creation-date>2019-06-02T15:11:00</meta:creation-date>
    <dc:date>2019-06-03T04:20:00</dc:date>
    <meta:editing-duration>PT41M</meta:editing-duration>
    <meta:generator>LibreOffice/6.2.4.2.0$Linux_X86_64 LibreOffice_project/20$Build-2</meta:generator>
    <meta:document-statistic meta:table-count="0" meta:image-count="0" meta:object-count="0" meta:page-count="4" meta:paragraph-count="53" meta:word-count="812" meta:character-count="4507" meta:non-whitespace-character-count="368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